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9.6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65cm" fo:min-width="1.65cm"/>
    </style:style>
    <style:style style:name="gr4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35cm" fo:min-width="8.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35cm" fo:min-width="4.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9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cm" svg:height="2.1cm" svg:x="4.6cm" svg:y="2.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7cm" svg:y1="4.4cm" svg:x2="9.7cm" svg:y2="6.3cm">
          <text:p/>
        </draw:line>
        <draw:custom-shape draw:style-name="gr3" draw:text-style-name="P1" draw:layer="layout" svg:width="4.3cm" svg:height="3.8cm" svg:x="7.6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9.8cm" svg:y1="10.1cm" svg:x2="9.8cm" svg:y2="12.4cm">
          <text:p/>
        </draw:line>
        <draw:custom-shape draw:style-name="gr3" draw:text-style-name="P1" draw:layer="layout" svg:width="4.3cm" svg:height="3.8cm" svg:x="7.7cm" svg:y="12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9.9cm" svg:y1="16cm" svg:x2="9.9cm" svg:y2="22.2cm">
          <text:p/>
        </draw:line>
        <draw:custom-shape draw:style-name="gr3" draw:text-style-name="P1" draw:layer="layout" svg:width="4.3cm" svg:height="3.8cm" svg:x="12.5cm" svg:y="16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6.7cm" svg:height="1.4cm" svg:x="6.8cm" svg:y="2.5cm">
          <draw:text-box>
            <text:p><text:span text:style-name="T1">Input a year</text:span></text:p>
          </draw:text-box>
        </draw:frame>
        <draw:frame draw:style-name="gr5" draw:text-style-name="P3" draw:layer="layout" svg:width="2.9cm" svg:height="1.673cm" svg:x="8.3cm" svg:y="7.527cm">
          <draw:text-box>
            <text:p>Divisible by 4</text:p>
          </draw:text-box>
        </draw:frame>
        <draw:frame draw:style-name="gr5" draw:text-style-name="P3" draw:layer="layout" svg:width="2.9cm" svg:height="1.673cm" svg:x="8.5cm" svg:y="13.4cm">
          <draw:text-box>
            <text:p>Divisible by 100</text:p>
          </draw:text-box>
        </draw:frame>
        <draw:custom-shape draw:style-name="gr6" draw:text-style-name="P1" draw:layer="layout" svg:width="8.6cm" svg:height="2.6cm" svg:x="5.7cm" svg:y="22.1cm">
          <text:p text:style-name="P1">It is a leap yea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cm" svg:height="2.6cm" svg:x="14cm" svg:y="5.3cm">
          <text:p text:style-name="P1">Not a leap yea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6cm" svg:y1="5.4cm" svg:x2="14.7cm" svg:y2="4.3cm">
          <text:p/>
        </draw:line>
        <draw:line draw:style-name="gr2" draw:text-style-name="P2" draw:layer="layout" svg:x1="10.9cm" svg:y1="15.1cm" svg:x2="13.6cm" svg:y2="17.4cm">
          <text:p/>
        </draw:line>
        <draw:frame draw:style-name="gr5" draw:text-style-name="P3" draw:layer="layout" svg:width="2.9cm" svg:height="1.673cm" svg:x="13.2cm" svg:y="17.3cm">
          <draw:text-box>
            <text:p>Divisible by 400</text:p>
          </draw:text-box>
        </draw:frame>
        <draw:line draw:style-name="gr2" draw:text-style-name="P2" draw:layer="layout" svg:x1="14.6cm" svg:y1="20cm" svg:x2="12cm" svg:y2="22.1cm">
          <text:p/>
        </draw:line>
        <draw:line draw:style-name="gr2" draw:text-style-name="P2" draw:layer="layout" svg:x1="16.8cm" svg:y1="18.1cm" svg:x2="16.6cm" svg:y2="7.8cm">
          <text:p/>
        </draw:line>
        <draw:frame draw:style-name="gr8" draw:text-style-name="P3" draw:layer="layout" svg:width="2.5cm" svg:height="0.962cm" svg:x="8.4cm" svg:y="10.338cm">
          <draw:text-box>
            <text:p>Yes</text:p>
          </draw:text-box>
        </draw:frame>
        <draw:frame draw:style-name="gr8" draw:text-style-name="P3" draw:layer="layout" svg:width="2.5cm" svg:height="0.962cm" svg:x="11.8cm" svg:y="15.338cm">
          <draw:text-box>
            <text:p>Yes</text:p>
          </draw:text-box>
        </draw:frame>
        <draw:frame draw:style-name="gr8" draw:text-style-name="P3" draw:layer="layout" svg:width="2.5cm" svg:height="0.962cm" svg:x="12.3cm" svg:y="20.1cm">
          <draw:text-box>
            <text:p>Yes</text:p>
          </draw:text-box>
        </draw:frame>
        <draw:line draw:style-name="gr2" draw:text-style-name="P2" draw:layer="layout" svg:x1="11.9cm" svg:y1="8.2cm" svg:x2="14.1cm" svg:y2="6.6cm">
          <text:p/>
        </draw:line>
        <draw:frame draw:style-name="gr9" draw:text-style-name="P3" draw:layer="layout" svg:width="1.6cm" svg:height="1.162cm" svg:x="11.9cm" svg:y="6.8cm">
          <draw:text-box>
            <text:p>No</text:p>
          </draw:text-box>
        </draw:frame>
        <draw:frame draw:style-name="gr10" draw:text-style-name="P3" draw:layer="layout" svg:width="1.6cm" svg:height="1cm" svg:x="8.6cm" svg:y="17.9cm">
          <draw:text-box>
            <text:p>No</text:p>
          </draw:text-box>
        </draw:frame>
        <draw:frame draw:style-name="gr9" draw:text-style-name="P3" draw:layer="layout" svg:width="1.6cm" svg:height="1.162cm" svg:x="15.5cm" svg:y="11.538cm">
          <draw:text-box>
            <text:p>No</text:p>
          </draw:text-box>
        </draw:frame>
        <draw:frame draw:style-name="gr11" draw:text-style-name="P3" draw:layer="layout" svg:width="14.9cm" svg:height="0.962cm" svg:x="3cm" svg:y="0.938cm">
          <draw:text-box>
            <text:p>Simple flow chart for a leap year checker program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6T11:39:50.467350925</meta:creation-date>
    <dc:date>2023-07-06T12:11:31.674842387</dc:date>
    <meta:editing-duration>PT10M35S</meta:editing-duration>
    <meta:editing-cycles>2</meta:editing-cycles>
    <meta:generator>LibreOffice/6.4.7.2$Linux_X86_64 LibreOffice_project/40$Build-2</meta:generator>
    <meta:document-statistic meta:object-count="25"/>
  </office:meta>
</office:document-meta>
</file>